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d07d" officeooo:paragraph-rsid="0019d07d"/>
    </style:style>
    <style:style style:name="P2" style:family="paragraph" style:parent-style-name="Standard">
      <style:text-properties officeooo:rsid="001a33f8" officeooo:paragraph-rsid="001a33f8"/>
    </style:style>
    <style:style style:name="P3" style:family="paragraph" style:parent-style-name="Standard">
      <style:text-properties officeooo:rsid="001a33f8" officeooo:paragraph-rsid="001ac4e2"/>
    </style:style>
    <style:style style:name="P4" style:family="paragraph" style:parent-style-name="Standard">
      <style:text-properties officeooo:rsid="001a4a67" officeooo:paragraph-rsid="001a4a67"/>
    </style:style>
    <style:style style:name="P5" style:family="paragraph" style:parent-style-name="Standard">
      <style:text-properties officeooo:rsid="001a4a67" officeooo:paragraph-rsid="001ac4e2"/>
    </style:style>
    <style:style style:name="P6" style:family="paragraph" style:parent-style-name="Standard">
      <style:text-properties officeooo:rsid="001be365" officeooo:paragraph-rsid="001be365"/>
    </style:style>
    <style:style style:name="P7" style:family="paragraph" style:parent-style-name="Standard">
      <style:text-properties officeooo:rsid="001a33f8" officeooo:paragraph-rsid="001be365"/>
    </style:style>
    <style:style style:name="P8" style:family="paragraph" style:parent-style-name="Standard">
      <style:text-properties officeooo:rsid="001d8a9f" officeooo:paragraph-rsid="001d8a9f"/>
    </style:style>
    <style:style style:name="T1" style:family="text">
      <style:text-properties officeooo:rsid="001ac4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me Piratas</text:p>
      <text:p text:style-name="P1"/>
      <text:p text:style-name="P1"/>
      <text:p text:style-name="P1">Arquitetura</text:p>
      <text:p text:style-name="P1"/>
      <text:p text:style-name="P1">Arduino com firmata <text:s/>-&gt; Processing -&gt; udp -&gt; Blender client &lt;-&gt; Blender server</text:p>
      <text:p text:style-name="P1"/>
      <text:p text:style-name="P2">Teste 1:</text:p>
      <text:p text:style-name="P2"/>
      <text:p text:style-name="P2">Firmata &gt; Processing &gt;&gt; udp &gt; server python</text:p>
      <text:p text:style-name="P2"/>
      <text:p text:style-name="P4">Sucesso</text:p>
      <text:p text:style-name="P4"/>
      <text:p text:style-name="P4"/>
      <text:p text:style-name="P4">Teste 2: </text:p>
      <text:p text:style-name="P4"/>
      <text:p text:style-name="P3">Firmata &gt; Processing &gt;&gt; udp &gt; <text:span text:style-name="T1">Blender client</text:span></text:p>
      <text:p text:style-name="P3"/>
      <text:p text:style-name="P5">Sucesso</text:p>
      <text:p text:style-name="P5"/>
      <text:p text:style-name="P5"/>
      <text:p text:style-name="P6">Teste 3:</text:p>
      <text:p text:style-name="P6"/>
      <text:p text:style-name="P7">Firmata &gt; Processing &gt;&gt; udp &gt; <text:span text:style-name="T1">Blender client &lt;&lt;udp&gt;&gt;Blender Server</text:span></text:p>
      <text:p text:style-name="P7"/>
      <text:p text:style-name="P8">Parcialmente bem sucedido: O cliente e o servidor se comunicaram sem problemas. Porém a comunicação entre o Blender e Processing via UDP lançou um socket.error</text:p>
      <text:p text:style-name="P8"/>
      <text:p text:style-name="P8"/>
      <text:p text:style-name="P8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2:44:55.111242464</meta:creation-date>
    <dc:date>2016-09-30T13:14:48.116032837</dc:date>
    <meta:editing-duration>PT3H49M54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12" meta:word-count="75" meta:character-count="452" meta:non-whitespace-character-count="387"/>
  </office:meta>
</office:document-meta>
</file>